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202122" style:font-name="sans-serif" fo:font-size="10.5pt" fo:letter-spacing="normal" fo:font-style="normal" fo:font-weight="normal"/>
    </style:style>
    <style:style style:name="T1" style:family="text">
      <style:text-properties fo:font-variant="normal" fo:text-transform="none" fo:color="#202122" style:font-name="sans-serif"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t es un sistema de control de versiones <text:span text:style-name="T1">Su propósito es llevar registro de los cambios en archivos de computadora incluyendo coordinar el trabajo que varias personas realizan sobre archivos compartidos en un repositorio de código. En nuestro caso voy a usar git flow, es un poco más complicado pero más seguro a la hora de mantener segura la información</text:span></text:p>
      <text:p text:style-name="P1"/>
      <text:p text:style-name="P1">-creamos la rama principal(master) con los archivos correspondientes</text:p>
      <text:p text:style-name="P1">-creamos la rama develop</text:p>
      <text:p text:style-name="P1">-el usuario2 crea las dos ramas features</text:p>
      <text:p text:style-name="P1">-el usuario 3 la de estilosCss</text:p>
      <text:p text:style-name="P1">-hacemos los add y los commits de los archivos.</text:p>
      <text:p text:style-name="P1">-una vez hechos correctamente hacemos un merge con la rama principal y un push para subirla a la 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lva Vidal</meta:initial-creator>
    <meta:creation-date>2022-10-19T15:24:02.72</meta:creation-date>
    <dc:date>2022-10-20T16:21:19.25</dc:date>
    <dc:creator>Salva Vidal</dc:creator>
    <meta:editing-duration>PT1H30M50S</meta:editing-duration>
    <meta:editing-cycles>2</meta:editing-cycles>
    <meta:generator>OpenOffice/4.1.11$Win32 OpenOffice.org_project/4111m1$Build-9808</meta:generator>
    <meta:document-statistic meta:table-count="0" meta:image-count="0" meta:object-count="0" meta:page-count="1" meta:paragraph-count="7" meta:word-count="113" meta:character-count="665"/>
  </office:meta>
</office:document-meta>
</file>